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0" svg:font-family="CMR10"/>
    <style:font-face style:name="CMSY10" svg:font-family="CMSY10"/>
    <style:font-face style:name="Iwona-Bold" svg:font-family="Iwona-Bold"/>
    <style:font-face style:name="Iwona-Regular" svg:font-family="Iwona-Regular"/>
    <style:font-face style:name="Mangal1" svg:font-family="Mangal"/>
    <style:font-face style:name="URWPalladioL-Bold" svg:font-family="URWPalladioL-Bold"/>
    <style:font-face style:name="URWPalladioL-Ital" svg:font-family="URWPalladioL-Ital"/>
    <style:font-face style:name="URWPalladioL-Roma" svg:font-family="URWPalladioL-Roma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text-autospace="none"/>
    </style:style>
    <style:style style:name="P2" style:family="paragraph" style:parent-style-name="Standard" style:list-style-name="L2">
      <style:paragraph-properties fo:line-height="150%" fo:text-align="justify" style:justify-single-word="false" style:text-autospace="none">
        <style:tab-stops>
          <style:tab-stop style:position="1.217cm"/>
        </style:tab-stops>
      </style:paragraph-properties>
    </style:style>
    <style:style style:name="P3" style:family="paragraph" style:parent-style-name="Standard" style:list-style-name="L2">
      <style:paragraph-properties fo:line-height="150%" fo:text-align="justify" style:justify-single-word="false" style:text-autospace="none">
        <style:tab-stops>
          <style:tab-stop style:position="1.217cm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 style:text-autospace="none">
        <style:tab-stops>
          <style:tab-stop style:position="1.217cm"/>
        </style:tab-stops>
      </style:paragraph-properties>
    </style:style>
    <style:style style:name="P5" style:family="paragraph" style:parent-style-name="Standard" style:list-style-name="L2">
      <style:paragraph-properties fo:line-height="150%" fo:text-align="justify" style:justify-single-word="false" style:text-autospace="none">
        <style:tab-stops>
          <style:tab-stop style:position="1.21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URWPalladioL-Ital" fo:font-size="11pt" style:font-name-asian="URWPalladioL-Ital" style:font-size-asian="11pt" style:font-name-complex="URWPalladioL-Ital" style:font-size-complex="11pt"/>
    </style:style>
    <style:style style:name="T2" style:family="text">
      <style:text-properties style:font-name="URWPalladioL-Ital" fo:font-size="8pt" style:font-name-asian="URWPalladioL-Ital" style:font-size-asian="8pt" style:font-name-complex="URWPalladioL-Ital" style:font-size-complex="8pt"/>
    </style:style>
    <style:style style:name="T3" style:family="text">
      <style:text-properties style:font-name="URWPalladioL-Ital" style:font-name-asian="URWPalladioL-Ital" style:font-name-complex="URWPalladioL-It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CMR10" fo:font-size="11.5pt" style:font-name-asian="CMR10" style:font-size-asian="11.5pt" style:font-name-complex="CMR10" style:font-size-complex="11.5pt"/>
    </style:style>
    <style:style style:name="T6" style:family="text">
      <style:text-properties style:font-name="URWPalladioL-Roma" fo:font-size="11pt" style:font-name-asian="URWPalladioL-Roma" style:font-size-asian="11pt" style:font-name-complex="URWPalladioL-Roma" style:font-size-complex="11pt"/>
    </style:style>
    <style:style style:name="T7" style:family="text">
      <style:text-properties style:font-name="URWPalladioL-Roma" style:font-name-asian="URWPalladioL-Roma" style:font-name-complex="URWPalladioL-Roma"/>
    </style:style>
    <style:style style:name="T8" style:family="text">
      <style:text-properties style:font-name="Iwona-Regular" fo:font-size="11pt" style:font-name-asian="Iwona-Regular" style:font-size-asian="11pt" style:font-name-complex="Iwona-Regular" style:font-size-complex="11pt"/>
    </style:style>
    <style:style style:name="T9" style:family="text">
      <style:text-properties style:font-name="Iwona-Regular" style:font-name-asian="Iwona-Regular" style:font-name-complex="Iwona-Regular"/>
    </style:style>
    <style:style style:name="T10" style:family="text">
      <style:text-properties style:font-name="CMSY10" fo:font-size="11.5pt" style:font-name-asian="CMSY10" style:font-size-asian="11.5pt" style:font-name-complex="CMSY10" style:font-size-complex="11.5pt"/>
    </style:style>
    <style:style style:name="T11" style:family="text">
      <style:text-properties style:font-name="Iwona-Bold" fo:font-size="11pt" fo:font-weight="bold" style:font-name-asian="Iwona-Bold" style:font-size-asian="11pt" style:font-weight-asian="bold" style:font-name-complex="Iwona-Bold" style:font-size-complex="11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75383010634346457" text:style-name="L2">
        <text:list-header>
          <text:p text:style-name="P5"><text:span text:style-name="T9">Problemas iluminación</text:span></text:p>
        </text:list-header>
      </text:list>
      <text:p text:style-name="P4"><text:span text:style-name="T8"/></text:p>
      <text:list xml:id="list20165041" text:continue-numbering="true" text:style-name="L2">
        <text:list-item>
          <text:p text:style-name="P2"><text:span text:style-name="T8">Supongamos que queremos visualizar una escena que se encuentra totalmente incluida en un cubo de lado</text:span><text:span text:style-name="T1"> L</text:span><text:span text:style-name="T8">, centrado en el punto </text:span><text:span text:style-name="T5">(</text:span><text:span text:style-name="T1">c</text:span><text:span text:style-name="T2">x</text:span><text:span text:style-name="T6">, </text:span><text:span text:style-name="T1">c</text:span><text:span text:style-name="T2">y</text:span><text:span text:style-name="T6">, </text:span><text:span text:style-name="T1">c</text:span><text:span text:style-name="T2">z</text:span><text:span text:style-name="T5">)</text:span><text:span text:style-name="T8">. Queremos que dicho cubo se visualize exactamente en el viewport, que suponemos que es cuadrado (igual ancho que alto, medido en pixels). Queremos usar una proyección ortográfica paralela al eje Z con ’glOrtho’. Describe como se debe fijar la matriz modelview y la matriz de proyección para este caso.</text:span></text:p>
          <text:p text:style-name="P2"><text:span text:style-name="T8"/></text:p>
        </text:list-item>
        <text:list-item>
          <text:p text:style-name="P2"><text:span text:style-name="T8">Repite el problema anterior, con los mismos datos, pero ahora para una proyección perspectiva (con ’glFrustum’). En este caso, el observador está en la situado en </text:span><text:span text:style-name="T5">(</text:span><text:span text:style-name="T1">c</text:span><text:span text:style-name="T2">x</text:span><text:span text:style-name="T6">, </text:span><text:span text:style-name="T1">c</text:span><text:span text:style-name="T2">y</text:span><text:span text:style-name="T6">, </text:span><text:span text:style-name="T1">c</text:span><text:span text:style-name="T2">z </text:span><text:span text:style-name="T10">+</text:span><text:span text:style-name="T1">d</text:span><text:span text:style-name="T5">)</text:span><text:span text:style-name="T8">).</text:span></text:p>
          <text:p text:style-name="P2"><text:span text:style-name="T8"/></text:p>
        </text:list-item>
        <text:list-item>
          <text:p text:style-name="P2"><text:span text:style-name="T8">Suponemos que visualizamos una esfera de radio unidad centrada en el origen. Se ilumina con una fuente de luz puntual situada en el punto p=</text:span><text:span text:style-name="T5">(</text:span><text:span text:style-name="T6">0, 2, 0</text:span><text:span text:style-name="T5">)</text:span><text:span text:style-name="T8">. El observador está situado en PO =</text:span><text:span text:style-name="T5">(</text:span><text:span text:style-name="T6">2, 0, 0</text:span><text:span text:style-name="T5">)</text:span><text:span text:style-name="T8">. En estas condiciones, describe razonadamente en que punto de la superficie el color será máximo si el material es puramente difuso (</text:span><text:span text:style-name="T1">M</text:span><text:span text:style-name="T2">D </text:span><text:span text:style-name="T5">= (</text:span><text:span text:style-name="T6">1, 1, 1</text:span><text:span text:style-name="T5">)</text:span><text:span text:style-name="T8">, ¿es ese punto visible para el observador ? Asumiendo ahora que el material es totalmente especular (</text:span><text:span text:style-name="T1">M</text:span><text:span text:style-name="T2">S </text:span><text:span text:style-name="T5">= (</text:span><text:span text:style-name="T6">1, 1, 1</text:span><text:span text:style-name="T5">)</text:span><text:span text:style-name="T8">), <text:s/>donde será el color máximo e Indica si dicho punto es visible para el observador.</text:span></text:p>
        </text:list-item>
      </text:list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0" svg:font-family="CMR10"/>
    <style:font-face style:name="CMSY10" svg:font-family="CMSY10"/>
    <style:font-face style:name="Iwona-Bold" svg:font-family="Iwona-Bold"/>
    <style:font-face style:name="Iwona-Regular" svg:font-family="Iwona-Regular"/>
    <style:font-face style:name="Mangal1" svg:font-family="Mangal"/>
    <style:font-face style:name="URWPalladioL-Bold" svg:font-family="URWPalladioL-Bold"/>
    <style:font-face style:name="URWPalladioL-Ital" svg:font-family="URWPalladioL-Ital"/>
    <style:font-face style:name="URWPalladioL-Roma" svg:font-family="URWPalladioL-Roma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4T16:28:51.89</meta:creation-date>
    <meta:document-statistic meta:table-count="0" meta:image-count="0" meta:object-count="0" meta:page-count="1" meta:paragraph-count="4" meta:word-count="206" meta:character-count="1190"/>
    <dc:date>2016-01-15T00:00:24.06</dc:date>
    <meta:editing-duration>PT5H37M39S</meta:editing-duration>
    <meta:editing-cycles>1</meta:editing-cycles>
    <meta:generator>OpenOffice/4.1.1$Win32 OpenOffice.org_project/411m6$Build-9775</meta:generator>
  </office:meta>
</office:document-meta>
</file>